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line-break/>Часть 3: Разработка функционала на WooCommerce</text:h>
      <text:h text:style-name="P14" text:outline-level="4">3.1 Управление товарами и категориями</text:h>
      <text:p text:style-name="P1"><text:span text:style-name="Strong_20_Emphasis">Создание и управление товарами:</text:span></text:p>
      <text:list xml:id="list5445810373243811318" text:style-name="L1">
        <text:list-item>
          <text:p text:style-name="P8">Различные типы товаров в WooCommerce: обычные товары, виртуальные товары, подписки и т.д.</text:p>
        </text:list-item>
        <text:list-item>
          <text:p text:style-name="P8">Настройка основных параметров товара: название, описание, изображения, цена и наличие</text:p>
        </text:list-item>
        <text:list-item>
          <text:p text:style-name="P2">Использование мета-полей для дополнительной информации о товаре</text:p>
        </text:list-item>
      </text:list>
      <text:p text:style-name="P1"><text:span text:style-name="Strong_20_Emphasis">Кастомизация атрибутов и вариаций товаров:</text:span></text:p>
      <text:list xml:id="list4919315227682353129" text:style-name="L2">
        <text:list-item>
          <text:p text:style-name="P9">Создание и управление атрибутами товаров (размер, цвет и др.)</text:p>
        </text:list-item>
        <text:list-item>
          <text:p text:style-name="P9">Работа с вариациями товаров для представления различных опций (размер, цвет и т.д.)</text:p>
        </text:list-item>
        <text:list-item>
          <text:p text:style-name="P3">Применение вариаций к товарным страницам</text:p>
        </text:list-item>
      </text:list>
      <text:h text:style-name="P14" text:outline-level="4">3.2 Оформление заказов и платежи</text:h>
      <text:p text:style-name="P1"><text:span text:style-name="Strong_20_Emphasis">Процесс оформления заказа:</text:span></text:p>
      <text:list xml:id="list6509942284950436703" text:style-name="L3">
        <text:list-item>
          <text:p text:style-name="P10">Обзор шагов оформления заказа через интерфейс WooCommerce</text:p>
        </text:list-item>
        <text:list-item>
          <text:p text:style-name="P10">Настройка и кастомизация полей заказа для дополнительной информации от покупателей</text:p>
        </text:list-item>
        <text:list-item>
          <text:p text:style-name="P4">Работа с корзиной и добавление товаров в заказ</text:p>
        </text:list-item>
      </text:list>
      <text:p text:style-name="P1"><text:span text:style-name="Strong_20_Emphasis">Интеграция платежных шлюзов:</text:span></text:p>
      <text:list xml:id="list3406671861580721124" text:style-name="L4">
        <text:list-item>
          <text:p text:style-name="P11">Понимание различных платежных шлюзов в WooCommerce (PayPal, Stripe, платежные системы и т.д.)</text:p>
        </text:list-item>
        <text:list-item>
          <text:p text:style-name="P11">Настройка и подключение платежных шлюзов для приема платежей</text:p>
        </text:list-item>
        <text:list-item>
          <text:p text:style-name="P5">Обработка успешных и неуспешных транзакций</text:p>
        </text:list-item>
      </text:list>
      <text:h text:style-name="P14" text:outline-level="4">3.3 Управление налогами и доставкой</text:h>
      <text:p text:style-name="P1"><text:span text:style-name="Strong_20_Emphasis">Настройка налоговых ставок:</text:span></text:p>
      <text:list xml:id="list2276960025494242424" text:style-name="L5">
        <text:list-item>
          <text:p text:style-name="P12">Понимание системы налогообложения в WooCommerce</text:p>
        </text:list-item>
        <text:list-item>
          <text:p text:style-name="P12">Создание и настройка налоговых классов и ставок</text:p>
        </text:list-item>
        <text:list-item>
          <text:p text:style-name="P6">Применение налогов в зависимости от региона и типа товара</text:p>
        </text:list-item>
      </text:list>
      <text:p text:style-name="P1"><text:span text:style-name="Strong_20_Emphasis">Опции доставки:</text:span></text:p>
      <text:list xml:id="list8623294498797087920" text:style-name="L6">
        <text:list-item>
          <text:p text:style-name="P13">Обзор различных методов доставки (курьерская служба, самовывоз, бесплатная доставка и т.д.)</text:p>
        </text:list-item>
        <text:list-item>
          <text:p text:style-name="P13">Настройка параметров доставки: цены, регионы доставки, весовые ограничения и др.</text:p>
        </text:list-item>
        <text:list-item>
          <text:p text:style-name="P7">Интеграция с службами отслеживания и управление статусами доставки</text:p>
        </text:list-item>
      </text:list>
      <text:p text:style-name="P1">Эти темы позволят разработчику углубиться в ключевые аспекты управления товарами, заказами, платежами, налогами и доставкой на платформе WooCommerce. Далее можно <text:soft-page-break/>рассмотреть более сложные сценарии работы с заказами, налогами и дополнительными функциями для улучшения процессов электронной коммерци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18:57.20</dc:date>
    <meta:document-statistic meta:table-count="0" meta:image-count="0" meta:object-count="0" meta:page-count="2" meta:paragraph-count="29" meta:word-count="250" meta:character-count="1826"/>
    <dc:creator>Dima Wide</dc:creator>
    <meta:user-defined meta:name="Info 1"/>
    <meta:user-defined meta:name="Info 2"/>
    <meta:user-defined meta:name="Info 3"/>
    <meta:user-defined meta:name="Info 4"/>
  </office:meta>
</office:document-meta>
</file>